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3.528cm" draw:marker-start-width="5.491cm" draw:marker-end-width="5.491cm" draw:fill="none" draw:textarea-vertical-align="middle" fo:padding-top="1.888cm" fo:padding-bottom="1.888cm" fo:padding-left="2.013cm" fo:padding-right="2.013cm"/>
    </style:style>
    <style:style style:name="gr2" style:family="graphic" style:parent-style-name="standard">
      <style:graphic-properties svg:stroke-color="#000000" draw:fill-color="#023f62" draw:textarea-horizontal-align="justify" draw:textarea-vertical-align="middle" draw:auto-grow-height="false" fo:min-height="1.274cm" fo:min-width="8.263cm"/>
    </style:style>
    <style:style style:name="gr3" style:family="graphic" style:parent-style-name="standard">
      <style:graphic-properties svg:stroke-color="#000000" draw:fill-color="#023f62"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svg:stroke-color="#000000" draw:fill-color="#63bbee" draw:textarea-horizontal-align="justify" draw:textarea-vertical-align="middle" draw:auto-grow-height="false" fo:min-height="0.29cm" fo:min-width="0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23f62"/>
      <style:paragraph-properties fo:text-align="center"/>
    </style:style>
    <style:style style:name="P3" style:family="paragraph">
      <loext:graphic-properties draw:fill-color="#63bbe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5cm" svg:y1="2.27cm" svg:x2="10.5cm" svg:y2="27.67cm">
          <text:p/>
        </draw:line>
      </draw:page>
      <draw:page draw:name="page2" draw:style-name="dp1" draw:master-page-name="Default">
        <draw:line draw:style-name="gr1" draw:text-style-name="P1" draw:layer="layout" svg:x1="10.5cm" svg:y1="2.27cm" svg:x2="10.5cm" svg:y2="27.67cm">
          <text:p/>
        </draw:line>
        <draw:g>
          <draw:custom-shape draw:style-name="gr2" draw:text-style-name="P2" draw:layer="layout" svg:width="8.763cm" svg:height="1.524cm" svg:x="6.119cm" svg:y="14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62cm" svg:height="0.762cm" svg:x="8.91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11.45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762cm" svg:height="0.762cm" svg:x="13.866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762cm" svg:height="0.762cm" svg:x="6.37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3" draw:style-name="dp1" draw:master-page-name="Default">
        <draw:line draw:style-name="gr1" draw:text-style-name="P1" draw:layer="layout" svg:x1="2.27cm" svg:y1="14.85cm" svg:x2="10.881cm" svg:y2="14.85cm">
          <text:p/>
        </draw:line>
        <draw:line draw:style-name="gr1" draw:text-style-name="P1" draw:layer="layout" svg:x1="10.5cm" svg:y1="2.27cm" svg:x2="10.5cm" svg:y2="27.67cm">
          <text:p/>
        </draw:line>
        <draw:g>
          <draw:custom-shape draw:style-name="gr2" draw:text-style-name="P2" draw:layer="layout" svg:width="8.763cm" svg:height="1.524cm" svg:x="6.119cm" svg:y="14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62cm" svg:height="0.762cm" svg:x="8.91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11.45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762cm" svg:height="0.762cm" svg:x="13.866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6.37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4" draw:style-name="dp1" draw:master-page-name="Default">
        <draw:line draw:style-name="gr1" draw:text-style-name="P1" draw:layer="layout" svg:x1="2.27cm" svg:y1="14.85cm" svg:x2="18.78cm" svg:y2="14.85cm">
          <text:p/>
        </draw:line>
        <draw:line draw:style-name="gr1" draw:text-style-name="P1" draw:layer="layout" svg:x1="10.5cm" svg:y1="2.27cm" svg:x2="10.5cm" svg:y2="27.67cm">
          <text:p/>
        </draw:line>
        <draw:g>
          <draw:custom-shape draw:style-name="gr2" draw:text-style-name="P2" draw:layer="layout" svg:width="8.763cm" svg:height="1.524cm" svg:x="6.119cm" svg:y="14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62cm" svg:height="0.762cm" svg:x="8.91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11.45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13.866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6.37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5" draw:style-name="dp1" draw:master-page-name="Default">
        <draw:line draw:style-name="gr1" draw:text-style-name="P1" draw:layer="layout" svg:x1="2.363cm" svg:y1="14.836cm" svg:x2="12.269cm" svg:y2="14.829cm">
          <text:p/>
        </draw:line>
        <draw:line draw:style-name="gr1" draw:text-style-name="P1" draw:layer="layout" svg:x1="10.5cm" svg:y1="13.065cm" svg:x2="10.5cm" svg:y2="27.67cm">
          <text:p/>
        </draw:line>
        <draw:g>
          <draw:custom-shape draw:style-name="gr2" draw:text-style-name="P2" draw:layer="layout" svg:width="8.763cm" svg:height="1.524cm" svg:x="6.119cm" svg:y="14.0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762cm" svg:height="0.762cm" svg:x="8.91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11.45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3" draw:layer="layout" svg:width="0.762cm" svg:height="0.762cm" svg:x="13.866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0.762cm" svg:height="0.762cm" svg:x="6.373cm" svg:y="14.4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5T12:03:45.560720298</meta:creation-date>
    <dc:date>2022-02-15T12:19:24.851600217</dc:date>
    <meta:editing-duration>PT4M</meta:editing-duration>
    <meta:editing-cycles>1</meta:editing-cycles>
    <meta:document-statistic meta:object-count="32"/>
    <meta:generator>LibreOffice/6.0.7.3$Linux_X86_64 LibreOffice_project/00m0$Build-3</meta:generator>
  </office:meta>
</office:document-meta>
</file>